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erif'" style:font-family-asian="'Liberation Serif'" style:font-family-complex="'Liberation Serif'" fo:background-color="transparent" fo:color="#66ccff"/>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fo:color="#66ccff"/>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ccff" text:display="none"/>
    </style:style>
    <style:style style:name="T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ccff"/>
    </style:style>
    <style:style style:name="T7" style:family="text">
      <style:text-properties fo:font-size="10.00pt" fo:font-weight="normal" fo:font-family="'맑은 고딕'" style:font-family-asian="'맑은 고딕'" style:font-family-complex="'맑은 고딕'" fo:background-color="transparent" style:use-window-font-color="true"/>
    </style:style>
    <style:style style:name="T8" style:family="text">
      <style:text-properties fo:font-size="20.00pt" fo:font-weight="bold" fo:font-family="'Liberation Serif'" style:font-family-asian="'Liberation Serif'" style:font-family-complex="'Liberation Serif'" fo:background-color="transparent" fo:color="#000000"/>
    </style:style>
    <style:style style:name="T9" style:family="text">
      <style:text-properties fo:font-size="15.00pt" fo:font-weight="bold" fo:font-family="'Liberation Serif'" style:font-family-asian="'Liberation Serif'" style:font-family-complex="'Liberation Serif'" fo:background-color="transparent" fo:color="#000000"/>
    </style:style>
    <style:style style:name="T10" style:family="text">
      <style:text-properties fo:font-size="10.00pt" fo:font-weight="normal" fo:font-family="'맑은 고딕'" style:font-family-asian="'맑은 고딕'" style:font-family-complex="'맑은 고딕'"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fo:color="#000000"/>
    </style:style>
    <style:style style:name="T12" style:family="text">
      <style:text-properties fo:font-size="16.00pt" fo:font-weight="bold" fo:font-family="'Liberation Serif'" style:font-family-asian="'Liberation Serif'" style:font-family-complex="'Liberation Serif'" fo:background-color="transparent" fo:color="#ff3333"/>
    </style:style>
    <style:style style:name="T13" style:family="text">
      <style:text-properties fo:font-size="10.00pt" fo:font-weight="normal" fo:font-family="'맑은 고딕'" style:font-family-asian="'맑은 고딕'" style:font-family-complex="'맑은 고딕'" fo:background-color="transparent" style:use-window-font-color="true"/>
    </style:style>
    <style:style style:name="T14" style:family="text">
      <style:text-properties fo:font-size="20.00pt" fo:font-weight="bold" fo:font-family="'Liberation Serif'" style:font-family-asian="'Liberation Serif'" style:font-family-complex="'Liberation Serif'" fo:background-color="transparent" fo:color="#000000"/>
    </style:style>
    <style:style style:name="T15" style:family="text">
      <style:text-properties fo:font-size="10.00pt" fo:font-weight="normal" fo:font-family="'맑은 고딕'" style:font-family-asian="'맑은 고딕'" style:font-family-complex="'맑은 고딕'" fo:background-color="transparent" style:use-window-font-color="true"/>
    </style:style>
    <style:style style:name="T16" style:family="text">
      <style:text-properties fo:font-size="15.00pt" fo:font-weight="bold" fo:font-family="'Liberation Serif'" style:font-family-asian="'Liberation Serif'" style:font-family-complex="'Liberation Serif'" fo:background-color="transparent" fo:color="#000000"/>
    </style:style>
    <style:style style:name="T17" style:family="text">
      <style:text-properties fo:font-size="10.00pt" fo:font-weight="normal" fo:font-family="'맑은 고딕'" style:font-family-asian="'맑은 고딕'" style:font-family-complex="'맑은 고딕'" fo:background-color="transparent" style:use-window-font-color="true"/>
    </style:style>
    <style:style style:name="T18" style:family="text">
      <style:text-properties fo:font-size="15.00pt" fo:font-weight="bold" fo:font-family="'Liberation Serif'" style:font-family-asian="'Liberation Serif'" style:font-family-complex="'Liberation Serif'" fo:background-color="transparent" fo:color="#000000"/>
    </style:style>
    <style:style style:name="T19" style:family="text">
      <style:text-properties fo:font-size="10.00pt" fo:font-weight="normal" fo:font-family="'맑은 고딕'" style:font-family-asian="'맑은 고딕'" style:font-family-complex="'맑은 고딕'" fo:background-color="transparent" style:use-window-font-color="true"/>
    </style:style>
    <style:style style:name="T20" style:family="text">
      <style:text-properties fo:font-size="15.00pt" fo:font-weight="bold" fo:font-family="'Liberation Serif'" style:font-family-asian="'Liberation Serif'" style:font-family-complex="'Liberation Serif'" fo:background-color="transparent" fo:color="#000000"/>
    </style:style>
    <style:style style:name="T21" style:family="text">
      <style:text-properties fo:font-size="10.00pt" fo:font-weight="normal" fo:font-family="'맑은 고딕'" style:font-family-asian="'맑은 고딕'" style:font-family-complex="'맑은 고딕'" fo:background-color="transparent" style:use-window-font-color="true"/>
    </style:style>
    <style:style style:name="T22" style:family="text">
      <style:text-properties fo:font-size="15.00pt" fo:font-weight="bold" fo:font-family="'Liberation Serif'" style:font-family-asian="'Liberation Serif'" style:font-family-complex="'Liberation Serif'" fo:background-color="transparent" fo:color="#000000"/>
    </style:style>
    <style:style style:name="T23" style:family="text">
      <style:text-properties fo:font-size="10.00pt" fo:font-weight="normal" fo:font-family="'맑은 고딕'" style:font-family-asian="'맑은 고딕'" style:font-family-complex="'맑은 고딕'" fo:background-color="transparent" style:use-window-font-color="true"/>
    </style:style>
    <style:style style:name="T24" style:family="text">
      <style:text-properties fo:font-size="15.00pt" fo:font-weight="bold" fo:font-family="'Liberation Serif'" style:font-family-asian="'Liberation Serif'" style:font-family-complex="'Liberation Serif'" fo:background-color="transparent" fo:color="#000000"/>
    </style:style>
    <style:style style:name="T25" style:family="text">
      <style:text-properties fo:font-size="10.00pt" fo:font-weight="normal" fo:font-family="'맑은 고딕'" style:font-family-asian="'맑은 고딕'" style:font-family-complex="'맑은 고딕'" fo:background-color="transparent" style:use-window-font-color="true"/>
    </style:style>
    <style:style style:name="T26" style:family="text">
      <style:text-properties fo:font-size="15.00pt" fo:font-weight="bold" fo:font-family="'Liberation Serif'" style:font-family-asian="'Liberation Serif'" style:font-family-complex="'Liberation Serif'" fo:background-color="transparent" fo:color="#000000"/>
    </style:style>
    <style:style style:name="T27" style:family="text">
      <style:text-properties fo:font-size="10.00pt" fo:font-weight="normal" fo:font-family="'맑은 고딕'" style:font-family-asian="'맑은 고딕'" style:font-family-complex="'맑은 고딕'" fo:background-color="transparent" style:use-window-font-color="true"/>
    </style:style>
    <style:style style:name="T28" style:family="text">
      <style:text-properties fo:font-size="15.00pt" fo:font-weight="bold" fo:font-family="'Liberation Serif'" style:font-family-asian="'Liberation Serif'" style:font-family-complex="'Liberation Serif'" fo:background-color="transparent" fo:color="#000000"/>
    </style:style>
    <style:style style:name="T29" style:family="text">
      <style:text-properties fo:font-size="10.00pt" fo:font-weight="normal" fo:font-family="'맑은 고딕'" style:font-family-asian="'맑은 고딕'" style:font-family-complex="'맑은 고딕'" fo:background-color="transparent" style:use-window-font-color="true"/>
    </style:style>
    <style:style style:name="T30" style:family="text">
      <style:text-properties fo:font-size="15.00pt" fo:font-weight="bold" fo:font-family="'Liberation Serif'" style:font-family-asian="'Liberation Serif'" style:font-family-complex="'Liberation Serif'" fo:background-color="transparent" fo:color="#000000"/>
    </style:style>
    <style:style style:name="T31" style:family="text">
      <style:text-properties fo:font-size="10.00pt" fo:font-weight="normal" fo:font-family="'맑은 고딕'" style:font-family-asian="'맑은 고딕'" style:font-family-complex="'맑은 고딕'" fo:background-color="transparent" style:use-window-font-color="true"/>
    </style:style>
    <style:style style:name="T32" style:family="text">
      <style:text-properties fo:font-size="13.00pt" fo:font-weight="bold" fo:font-family="'Liberation Serif'" style:font-family-asian="'Liberation Serif'" style:font-family-complex="'Liberation Serif'" fo:background-color="transparent" fo:color="#000000"/>
    </style:style>
    <style:style style:name="T33" style:family="text">
      <style:text-properties fo:font-size="10.00pt" fo:font-weight="normal" fo:font-family="'맑은 고딕'" style:font-family-asian="'맑은 고딕'" style:font-family-complex="'맑은 고딕'" fo:background-color="transparent" style:use-window-font-color="true"/>
    </style:style>
    <style:style style:name="T34" style:family="text">
      <style:text-properties fo:font-size="13.00pt" fo:font-weight="bold" fo:font-family="'Liberation Serif'" style:font-family-asian="'Liberation Serif'" style:font-family-complex="'Liberation Serif'" fo:background-color="transparent" fo:color="#000000"/>
    </style:style>
    <style:style style:name="T35" style:family="text">
      <style:text-properties fo:font-size="10.00pt" fo:font-weight="normal" fo:font-family="'맑은 고딕'" style:font-family-asian="'맑은 고딕'" style:font-family-complex="'맑은 고딕'" fo:background-color="transparent" style:use-window-font-color="true"/>
    </style:style>
    <style:style style:name="T36" style:family="text">
      <style:text-properties fo:font-size="13.00pt" fo:font-weight="bold" fo:font-family="'Liberation Serif'" style:font-family-asian="'Liberation Serif'" style:font-family-complex="'Liberation Serif'" fo:background-color="transparent" fo:color="#000000"/>
    </style:style>
    <style:style style:name="T37" style:family="text">
      <style:text-properties fo:font-size="10.00pt" fo:font-weight="normal" fo:font-family="'맑은 고딕'" style:font-family-asian="'맑은 고딕'" style:font-family-complex="'맑은 고딕'" fo:background-color="transparent" style:use-window-font-color="true"/>
    </style:style>
    <style:style style:name="T38" style:family="text">
      <style:text-properties fo:font-size="13.00pt" fo:font-weight="bold" fo:font-family="'Liberation Serif'" style:font-family-asian="'Liberation Serif'" style:font-family-complex="'Liberation Serif'" fo:background-color="transparent" fo:color="#000000"/>
    </style:style>
    <style:style style:name="T39" style:family="text">
      <style:text-properties fo:font-size="10.00pt" fo:font-weight="normal" fo:font-family="'맑은 고딕'" style:font-family-asian="'맑은 고딕'" style:font-family-complex="'맑은 고딕'" fo:background-color="transparent" style:use-window-font-color="true"/>
    </style:style>
    <style:style style:name="T40" style:family="text">
      <style:text-properties fo:font-size="13.00pt" fo:font-weight="bold" fo:font-family="'Liberation Serif'" style:font-family-asian="'Liberation Serif'" style:font-family-complex="'Liberation Serif'" fo:background-color="transparent" fo:color="#000000"/>
    </style:style>
    <style:style style:name="T41" style:family="text">
      <style:text-properties fo:font-size="10.00pt" fo:font-weight="normal" fo:font-family="'맑은 고딕'" style:font-family-asian="'맑은 고딕'" style:font-family-complex="'맑은 고딕'" fo:background-color="transparent" style:use-window-font-color="true"/>
    </style:style>
    <style:style style:name="T42" style:family="text">
      <style:text-properties fo:font-size="18.00pt" fo:font-weight="bold" fo:font-family="'Liberation Serif'" style:font-family-asian="'Liberation Serif'" style:font-family-complex="'Liberation Serif'" fo:background-color="transparent" fo:color="#000000"/>
    </style:style>
    <style:style style:name="T43" style:family="text">
      <style:text-properties fo:font-size="14.00pt" fo:font-weight="bold" fo:font-family="'Liberation Serif'" style:font-family-asian="'Liberation Serif'" style:font-family-complex="'Liberation Serif'" fo:background-color="transparent" fo:color="#000000"/>
    </style:style>
    <style:style style:name="T44" style:family="text">
      <style:text-properties fo:font-size="10.00pt" fo:font-weight="normal" fo:font-family="'맑은 고딕'" style:font-family-asian="'맑은 고딕'" style:font-family-complex="'맑은 고딕'" fo:background-color="transparent" style:use-window-font-color="true"/>
    </style:style>
    <style:style style:name="T45" style:family="text">
      <style:text-properties fo:font-size="14.00pt" fo:font-weight="bold" fo:font-family="'Liberation Serif'" style:font-family-asian="'Liberation Serif'" style:font-family-complex="'Liberation Serif'" fo:background-color="transparent" fo:color="#000000"/>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0.00pt" fo:font-weight="normal" fo:font-family="'맑은 고딕'" style:font-family-asian="'맑은 고딕'" style:font-family-complex="'맑은 고딕'" fo:background-color="transparent" style:use-window-font-color="true"/>
    </style:style>
    <style:style style:name="T48" style:family="text">
      <style:text-properties fo:font-size="14.00pt" fo:font-weight="bold" fo:font-family="'Liberation Serif'" style:font-family-asian="'Liberation Serif'" style:font-family-complex="'Liberation Serif'" fo:background-color="transparent" fo:color="#ff3333"/>
    </style:style>
    <style:style style:name="T49" style:family="text">
      <style:text-properties fo:font-size="10.00pt" fo:font-weight="normal" fo:font-family="'맑은 고딕'" style:font-family-asian="'맑은 고딕'" style:font-family-complex="'맑은 고딕'" fo:background-color="transparent" style:use-window-font-color="true"/>
    </style:style>
    <style:style style:name="T50" style:family="text">
      <style:text-properties fo:font-size="14.00pt" fo:font-weight="bold" fo:font-family="'Liberation Serif'" style:font-family-asian="'Liberation Serif'" style:font-family-complex="'Liberation Serif'" fo:background-color="transparent" fo:color="#ff3333"/>
    </style:style>
    <style:style style:name="T51" style:family="text">
      <style:text-properties fo:font-size="10.00pt" fo:font-weight="normal" fo:font-family="'맑은 고딕'" style:font-family-asian="'맑은 고딕'" style:font-family-complex="'맑은 고딕'" fo:background-color="transparent" style:use-window-font-color="true"/>
    </style:style>
    <style:style style:name="T52" style:family="text">
      <style:text-properties fo:font-size="14.00pt" fo:font-weight="bold" fo:font-family="'Liberation Serif'" style:font-family-asian="'Liberation Serif'" style:font-family-complex="'Liberation Serif'" fo:background-color="transparent" fo:color="#ff3333"/>
    </style:style>
    <style:style style:name="T53" style:family="text">
      <style:text-properties fo:font-size="18.00pt" fo:font-weight="bold" fo:font-family="'Liberation Serif'" style:font-family-asian="'Liberation Serif'" style:font-family-complex="'Liberation Serif'" fo:background-color="transparent" fo:color="#ff3333"/>
    </style:style>
    <style:style style:name="T54" style:family="text">
      <style:text-properties fo:font-size="10.00pt" fo:font-weight="normal" fo:font-family="'맑은 고딕'" style:font-family-asian="'맑은 고딕'" style:font-family-complex="'맑은 고딕'" fo:background-color="transparent" style:use-window-font-color="true"/>
    </style:style>
    <style:style style:name="T55" style:family="text">
      <style:text-properties fo:font-size="18.00pt" fo:font-weight="bold" fo:font-family="'Liberation Serif'" style:font-family-asian="'Liberation Serif'" style:font-family-complex="'Liberation Serif'" fo:background-color="transparent" fo:color="#ff3333"/>
    </style:style>
    <style:style style:name="T56" style:family="text">
      <style:text-properties fo:font-size="14.00pt" fo:font-weight="bold" fo:font-family="'Liberation Serif'" style:font-family-asian="'Liberation Serif'" style:font-family-complex="'Liberation Serif'" fo:background-color="transparent" fo:color="#ff3333"/>
    </style:style>
    <style:style style:name="T57" style:family="text">
      <style:text-properties fo:font-size="12.00pt" fo:font-weight="bold" fo:font-family="'Liberation Serif'" style:font-family-asian="'Liberation Serif'" style:font-family-complex="'Liberation Serif'" fo:background-color="transparent" fo:color="#ff3333"/>
    </style:style>
    <style:style style:name="T58" style:family="text">
      <style:text-properties fo:font-size="14.00pt" fo:font-weight="bold" fo:font-family="'Liberation Serif'" style:font-family-asian="'Liberation Serif'" style:font-family-complex="'Liberation Serif'" fo:background-color="transparent" fo:color="#ff3333"/>
    </style:style>
    <style:style style:name="T59" style:family="text">
      <style:text-properties fo:font-size="18.00pt" fo:font-weight="bold" fo:font-family="'Liberation Serif'" style:font-family-asian="'Liberation Serif'" style:font-family-complex="'Liberation Serif'" fo:background-color="transparent" fo:color="#ff3333"/>
    </style:style>
    <style:style style:name="T60" style:family="text">
      <style:text-properties fo:font-size="10.00pt" fo:font-weight="normal" fo:font-family="'맑은 고딕'" style:font-family-asian="'맑은 고딕'" style:font-family-complex="'맑은 고딕'"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righ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20.00%" fo:text-align="left" fo:margin-bottom="7.00p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office:automatic-styles>
  <office:body>
    <office:text>
      <text:p text:style-name="P1"><text:span text:style-name="T1">TI DSP,Xilinx zynq FPGA,MCU 및</text:span></text:p>
      <text:p text:style-name="P1"><text:span text:style-name="T1">Xilinx</text:span></text:p>
      <text:p text:style-name="P1"><text:span text:style-name="T1">zynq FPGA 프로그래밍 전문가 과정</text:span></text:p>
      <text:p text:style-name="P2"><text:span text:style-name="T2">강사-INNOVA LEE(이상훈)</text:span></text:p>
      <text:p text:style-name="P2"><text:span text:style-name="T3">Gccompil3r@gmail.com</text:span></text:p>
      <text:p text:style-name="P2"><text:span text:style-name="T4">학생-윤지완</text:span></text:p>
      <text:p text:style-name="P3"><text:a xlink:href="mailto:Yoonjw7894@naver.com"><text:span text:style-name="T6">Yoonjw7894@naver.com</text:span></text:a><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4"><text:span text:style-name="T8">1.fork와 vfork의 차이점</text:span></text:p>
      <text:p text:style-name="P4"><text:span text:style-name="T9">fork는 부모메모리를 복사하는데 exec을 하면 기존에 쓰던거를 덮어쓰는데 </text:span></text:p>
      <text:p text:style-name="P4"><text:span text:style-name="T9">그럼 복사하는 의미가없으니 비효율ㅈ거이다.그래서 이 부분을 보완하기 위해 vfork를 쓰는 이유다.exec을 쓰기위해<text:s text:c="2"/>vfork를 사용한다.</text:span></text:p>
      <text:p text:style-name="P4"><text:span text:style-name="T10"/></text:p>
      <text:p text:style-name="P4"><text:span text:style-name="T10"/></text:p>
      <text:p text:style-name="P4"><text:span text:style-name="T11">#include&lt;unistd.h&gt;</text:span></text:p>
      <text:p text:style-name="P4"><text:span text:style-name="T11">#include&lt;stdio.h&gt;</text:span></text:p>
      <text:p text:style-name="P4"><text:span text:style-name="T11">#include&lt;stdlib.h&gt;</text:span></text:p>
      <text:p text:style-name="P4"><text:span text:style-name="T11">#include&lt;sched.h&gt;</text:span></text:p>
      <text:p text:style-name="P4"><text:span text:style-name="T11">#define _GNU_SOURCE</text:span></text:p>
      <text:p text:style-name="P4"><text:span text:style-name="T11">int g=2;</text:span></text:p>
      <text:p text:style-name="P4"><text:span text:style-name="T11">int sub_func(void *arg)</text:span></text:p>
      <text:p text:style-name="P4"><text:span text:style-name="T11">{</text:span></text:p>
      <text:p text:style-name="P4"><text:span text:style-name="T11">g++;</text:span></text:p>
      <text:p text:style-name="P4"><text:span text:style-name="T11">printf("PID(%D):child g =%d\n",getpid(),g);</text:span></text:p>
      <text:p text:style-name="P4"><text:span text:style-name="T11">sleep(2);</text:span></text:p>
      <text:p text:style-name="P4"><text:span text:style-name="T11">return 0;</text:span></text:p>
      <text:p text:style-name="P4"><text:span text:style-name="T11">}</text:span></text:p>
      <text:p text:style-name="P4"><text:span text:style-name="T11">int main(void)</text:span></text:p>
      <text:p text:style-name="P4"><text:span text:style-name="T11">{</text:span></text:p>
      <text:p text:style-name="P4"><text:span text:style-name="T11">int pid;</text:span></text:p>
      <text:p text:style-name="P4"><text:span text:style-name="T11">int child_stack[4096];</text:span></text:p>
      <text:p text:style-name="P4"><text:span text:style-name="T11">int l=3;</text:span></text:p>
      <text:p text:style-name="P4"><text:span text:style-name="T11">printf("PID(%D):child g =%d\n",getpid(),l);</text:span></text:p>
      <text:p text:style-name="P4"><text:span text:style-name="T11">clone (sub_func ,(void *)(child_stack+4095), CLONE_VM | CLONE_THREAD|CLONE_SIGHAND,NULL);</text:span></text:p>
      <text:p text:style-name="P4"><text:span text:style-name="T11">sleep(1);</text:span></text:p>
      <text:p text:style-name="P4"><text:span text:style-name="T11">printf("PID(%d):parent g =%d,l =%d\n",getpid,g,l);</text:span></text:p>
      <text:p text:style-name="P4"><text:span text:style-name="T11">clone (sub_func ,(void *)(child_stack+4095), CLONE_VM | CLONE_THREAD|CLONE_SIGHAND,NULL);</text:span></text:p>
      <text:p text:style-name="P4"><text:span text:style-name="T11">sleep(1);</text:span></text:p>
      <text:p text:style-name="P4"><text:span text:style-name="T11">printf("PID(%d):parent g =%d,l =%d\n",getpid,g,l);</text:span></text:p>
      <text:p text:style-name="P4"><text:span text:style-name="T11">return 0;</text:span></text:p>
      <text:p text:style-name="P4"><text:span text:style-name="T11">}</text:span></text:p>
      <text:p text:style-name="P4"><text:span text:style-name="T11">위코드를 보면 새로운 녀석이 나온다 바로 clone이다.이 녀석은 프로세스와 thread둘의 기능을 다 가지고 있다.만약 fork를 썻다면 g의 값은 2가 나올것이다. 하지만 컴파일 결과 g는 3의 값을 가진다.이 값이 나온이유는 clone때문이다. clone으로 이해 메모리를 공유하게 되고 전역 변수가의 값이 바뀌는 것이다.child_stack+4065를 쓰는 이유는 c언어는 도ㅇ작을 하기위해선느 무조건 stack에 공간을 할당받아야 하는데 동작을 받는 과정이고 4096이 아닌 4095를 쓰는 이유는 배열은 0번째 부터 시작이기 때문이고,왜 크기가 4096인 이유는 물리 메모리의 최소단위가 4kbyte이기 때문이다.</text:span></text:p>
      <text:p text:style-name="P4"><text:span text:style-name="T12">이 코드의 핵심</text:span></text:p>
      <text:p text:style-name="P4"><text:span text:style-name="T12">새로운 쓰레드를 생성하면 생성된 쓰래드와 생성된 쓰레드는 서로 같은 주소를 공유한다. 이게 핵심이다.</text:span></text:p>
      <text:p text:style-name="P4"><text:span text:style-name="T13"/></text:p>
      <text:p text:style-name="P4"><text:span text:style-name="T14">2.리눅스 태스크 모델</text:span></text:p>
      <text:p text:style-name="P4"><draw:frame text:anchor-type="as-char" svg:width="121.18mm" svg:height="125.41mm" style:rel-width="scale" style:rel-height="scale"><draw:object-ole xlink:href="OleObj1"/><draw:image xlink:href="ObjectReplacements/OleObj1"/></draw:frame><text:span text:style-name="T15"/></text:p>
      <text:p text:style-name="P4"><text:span text:style-name="T15"/></text:p>
      <text:p text:style-name="P4"><text:span text:style-name="T16">task=프로세스,thread</text:span></text:p>
      <text:p text:style-name="P4"><text:span text:style-name="T16">리눅스는 thread는 프로세스든 생성이 될때마다 tastk_struct가 똑같이 생성이 되고 모든 tread,프로세스는 task_strcut가 관리한다.</text:span></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8">#include&lt;unistd.h&gt;</text:span></text:p>
      <text:p text:style-name="P4"><text:span text:style-name="T18">#include&lt;stdio.h&gt;</text:span></text:p>
      <text:p text:style-name="P4"><text:span text:style-name="T18">#include&lt;stdlib.h&gt;</text:span></text:p>
      <text:p text:style-name="P4"><text:span text:style-name="T18">#include&lt;linux/unistd.h&gt;</text:span></text:p>
      <text:p text:style-name="P4"><text:span text:style-name="T19"/></text:p>
      <text:p text:style-name="P4"><text:span text:style-name="T20">int main(void)</text:span></text:p>
      <text:p text:style-name="P4"><text:span text:style-name="T20">{</text:span></text:p>
      <text:p text:style-name="P4"><text:span text:style-name="T20">int pid;</text:span></text:p>
      <text:p text:style-name="P4"><text:span text:style-name="T20">printf("before forlk \n \n");</text:span></text:p>
      <text:p text:style-name="P4"><text:span text:style-name="T20">if((pid=fork())&lt;0)</text:span></text:p>
      <text:p text:style-name="P4"><text:span text:style-name="T20">{</text:span></text:p>
      <text:p text:style-name="P4"><text:span text:style-name="T20">printf("forj error\n");</text:span></text:p>
      <text:p text:style-name="P4"><text:span text:style-name="T20">exit(-2);</text:span></text:p>
      <text:p text:style-name="P4"><text:span text:style-name="T21"/></text:p>
      <text:p text:style-name="P4"><text:span text:style-name="T22">}</text:span></text:p>
      <text:p text:style-name="P4"><text:span text:style-name="T22">else if( pid ==0)</text:span></text:p>
      <text:p text:style-name="P4"><text:span text:style-name="T22">{</text:span></text:p>
      <text:p text:style-name="P4"><text:span text:style-name="T22">printf("tgid(%d),pid(%d): child \n",getpid(),syscall(__NR_gettid));</text:span></text:p>
      <text:p text:style-name="P4"><text:span text:style-name="T22">}</text:span></text:p>
      <text:p text:style-name="P4"><text:span text:style-name="T22">else</text:span></text:p>
      <text:p text:style-name="P4"><text:span text:style-name="T22">{</text:span></text:p>
      <text:p text:style-name="P4"><text:span text:style-name="T22">printf("tgid(%d),pid(%d):parent \n",getpid(),syscall(__NR_gettid));</text:span></text:p>
      <text:p text:style-name="P4"><text:span text:style-name="T22">sleep(2);</text:span></text:p>
      <text:p text:style-name="P4"><text:span text:style-name="T22">}</text:span></text:p>
      <text:p text:style-name="P4"><text:span text:style-name="T22">printf(“after fork \n \n”);</text:span></text:p>
      <text:p text:style-name="P4"><text:span text:style-name="T22">return 0;</text:span></text:p>
      <text:p text:style-name="P4"><text:span text:style-name="T22">}</text:span></text:p>
      <text:p text:style-name="P4"><draw:frame text:anchor-type="as-char" svg:width="93.93mm" svg:height="46.57mm" style:rel-width="scale" style:rel-height="scale"><draw:object-ole xlink:href="OleObj2"/><draw:image xlink:href="ObjectReplacements/OleObj2"/></draw:frame><draw:frame text:anchor-type="as-char" svg:width="93.93mm" svg:height="46.57mm" style:rel-width="scale" style:rel-height="scale"><draw:object-ole xlink:href="OleObj3"/><draw:image xlink:href="ObjectReplacements/OleObj3"/></draw:frame><draw:frame text:anchor-type="as-char" svg:width="93.93mm" svg:height="46.57mm" style:rel-width="scale" style:rel-height="scale"><draw:object-ole xlink:href="OleObj4"/><draw:image xlink:href="ObjectReplacements/OleObj4"/></draw:frame><text:span text:style-name="T23"/></text:p>
      <text:p text:style-name="P4"><text:span text:style-name="T23"/></text:p>
      <text:p text:style-name="P4"><text:span text:style-name="T23"/></text:p>
      <text:p text:style-name="P4"><text:span text:style-name="T23"/></text:p>
      <text:p text:style-name="P4"><text:span text:style-name="T24">#include&lt;unistd.h&gt;</text:span></text:p>
      <text:p text:style-name="P4"><text:span text:style-name="T24">#include&lt;stdio.h&gt;</text:span></text:p>
      <text:p text:style-name="P4"><text:span text:style-name="T24">#include&lt;stdlib.h&gt;</text:span></text:p>
      <text:p text:style-name="P4"><text:span text:style-name="T24">#include&lt;linux/unistd.h&gt;</text:span></text:p>
      <text:p text:style-name="P4"><text:span text:style-name="T25"/></text:p>
      <text:p text:style-name="P4"><text:span text:style-name="T26">int main(void)</text:span></text:p>
      <text:p text:style-name="P4"><text:span text:style-name="T26">{</text:span></text:p>
      <text:p text:style-name="P4"><text:span text:style-name="T26">int pid;</text:span></text:p>
      <text:p text:style-name="P4"><text:span text:style-name="T26">printf("before forlk \n \n");</text:span></text:p>
      <text:p text:style-name="P4"><text:span text:style-name="T26">if((pid=fork())&lt;0)</text:span></text:p>
      <text:p text:style-name="P4"><text:span text:style-name="T26">{</text:span></text:p>
      <text:p text:style-name="P4"><text:span text:style-name="T26">printf("forj error\n");</text:span></text:p>
      <text:p text:style-name="P4"><text:span text:style-name="T26">exit(-2);</text:span></text:p>
      <text:p text:style-name="P4"><text:span text:style-name="T27"/></text:p>
      <text:p text:style-name="P4"><text:span text:style-name="T28">}</text:span></text:p>
      <text:p text:style-name="P4"><text:span text:style-name="T28">else if( pid ==0)</text:span></text:p>
      <text:p text:style-name="P4"><text:span text:style-name="T28">{</text:span></text:p>
      <text:p text:style-name="P4"><text:span text:style-name="T28">printf("tgid(%d),pid(%d): child \n",getpid(),syscall(__NR_gettid));</text:span></text:p>
      <text:p text:style-name="P4"><text:span text:style-name="T28">}</text:span></text:p>
      <text:p text:style-name="P4"><text:span text:style-name="T28">else</text:span></text:p>
      <text:p text:style-name="P4"><text:span text:style-name="T28">{</text:span></text:p>
      <text:p text:style-name="P4"><text:span text:style-name="T28">printf("tgid(%d),pid(%d):parent \n",getpid(),syscall(__NR_gettid));</text:span></text:p>
      <text:p text:style-name="P4"><text:span text:style-name="T28">_exit(0);</text:span></text:p>
      <text:p text:style-name="P4"><text:span text:style-name="T28">}</text:span></text:p>
      <text:p text:style-name="P4"><text:span text:style-name="T28">printf("after fork \n \n");</text:span></text:p>
      <text:p text:style-name="P4"><text:span text:style-name="T28">return 0;</text:span></text:p>
      <text:p text:style-name="P4"><draw:frame text:anchor-type="as-char" svg:width="151.08mm" svg:height="30.96mm" style:rel-width="scale" style:rel-height="scale"><draw:object-ole xlink:href="OleObj5"/><draw:image xlink:href="ObjectReplacements/OleObj5"/></draw:frame><text:span text:style-name="T30">}</text:span></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2">#include&lt;unistd.h&gt;</text:span></text:p>
      <text:p text:style-name="P4"><text:span text:style-name="T32">#include&lt;stdio.h&gt;</text:span></text:p>
      <text:p text:style-name="P4"><text:span text:style-name="T32">#include&lt;stdlib.h&gt;</text:span></text:p>
      <text:p text:style-name="P4"><text:span text:style-name="T32">#include&lt;linux/unistd.h&gt;</text:span></text:p>
      <text:p text:style-name="P4"><text:span text:style-name="T32">void *t_function(void *data)</text:span></text:p>
      <text:p text:style-name="P4"><text:span text:style-name="T32">{</text:span></text:p>
      <text:p text:style-name="P4"><text:span text:style-name="T32">int id;</text:span></text:p>
      <text:p text:style-name="P4"><text:span text:style-name="T32">int i=0;</text:span></text:p>
      <text:p text:style-name="P4"><text:span text:style-name="T32">pthread_t t_id;</text:span></text:p>
      <text:p text:style-name="P4"><text:span text:style-name="T32">id =*((int *)data);</text:span></text:p>
      <text:p text:style-name="P4"><text:span text:style-name="T32">printf("tgid(%d),pid(%d),pthread_self(%d):child\n", getpid(), syscall(__NR_gettid),pthread_self());</text:span></text:p>
      <text:p text:style-name="P4"><text:span text:style-name="T32">sleep(2);</text:span></text:p>
      <text:p text:style-name="P4"><text:span text:style-name="T32">}</text:span></text:p>
      <text:p text:style-name="P4"><text:span text:style-name="T33"/></text:p>
      <text:p text:style-name="P4"><text:span text:style-name="T34">int main(void)</text:span></text:p>
      <text:p text:style-name="P4"><text:span text:style-name="T34">{</text:span></text:p>
      <text:p text:style-name="P4"><text:span text:style-name="T34">int pid,status;</text:span></text:p>
      <text:p text:style-name="P4"><text:span text:style-name="T34">int a= 1;</text:span></text:p>
      <text:p text:style-name="P4"><text:span text:style-name="T34">int b=2;</text:span></text:p>
      <text:p text:style-name="P4"><text:span text:style-name="T34">pthread_t p_thread[2];</text:span></text:p>
      <text:p text:style-name="P4"><text:span text:style-name="T34">printf("before forlk \n \n");</text:span></text:p>
      <text:p text:style-name="P4"><text:span text:style-name="T34">if((pid= pthread_create(&amp;p_thread[0],NULL,t_function,(void *)&amp;a))&lt;0)</text:span></text:p>
      <text:p text:style-name="P4"><text:span text:style-name="T34">{</text:span></text:p>
      <text:p text:style-name="P4"><text:span text:style-name="T34">perror("error\n");</text:span></text:p>
      <text:p text:style-name="P4"><text:span text:style-name="T34">exit(1);</text:span></text:p>
      <text:p text:style-name="P4"><text:span text:style-name="T34">}</text:span></text:p>
      <text:p text:style-name="P4"><text:span text:style-name="T34">if((pid= pthread_create(&amp;p_thread[1],NULL,t_function,(void *)&amp;a))&lt;0)</text:span></text:p>
      <text:p text:style-name="P4"><text:span text:style-name="T34">{</text:span></text:p>
      <text:p text:style-name="P4"><text:span text:style-name="T34">perror("error\n");</text:span></text:p>
      <text:p text:style-name="P4"><text:span text:style-name="T34">exit(2);</text:span></text:p>
      <text:p text:style-name="P4"><text:span text:style-name="T34">}</text:span></text:p>
      <text:p text:style-name="P4"><text:span text:style-name="T34">pthread_join(p_thread[0],(void **)&amp;status);</text:span></text:p>
      <text:p text:style-name="P4"><text:span text:style-name="T34">printf("pthread_join(%d)\n",status);</text:span></text:p>
      <text:p text:style-name="P4"><text:span text:style-name="T34">pthread_join(p_thread[1],(void **)&amp;status);</text:span></text:p>
      <text:p text:style-name="P4"><text:span text:style-name="T34">printf("pthread_join(%d) \n",status);</text:span></text:p>
      <text:p text:style-name="P4"><text:span text:style-name="T34">printf("tgid(%d),pid(%d):parent\n",getpid(),syscall(__NR_gettid));</text:span></text:p>
      <text:p text:style-name="P4"><draw:frame text:anchor-type="as-char" svg:width="170.13mm" svg:height="72.23mm" style:rel-width="scale" style:rel-height="scale"><draw:object-ole xlink:href="OleObj6"/><draw:image xlink:href="ObjectReplacements/OleObj6"/></draw:frame><text:span text:style-name="T36">return 0;</text:span></text:p>
      <text:p text:style-name="P4"><text:span text:style-name="T36">#include&lt;unistd.h&gt;</text:span></text:p>
      <text:p text:style-name="P4"><text:span text:style-name="T36">#include&lt;stdio.h&gt;</text:span></text:p>
      <text:p text:style-name="P4"><text:span text:style-name="T36">#include&lt;stdlib.h&gt;</text:span></text:p>
      <text:p text:style-name="P4"><text:span text:style-name="T36">#include&lt;linux/unistd.h&gt;</text:span></text:p>
      <text:p text:style-name="P4"><text:span text:style-name="T36">#include&lt;sched.h&gt;</text:span></text:p>
      <text:p text:style-name="P4"><text:span text:style-name="T37"/></text:p>
      <text:p text:style-name="P4"><text:span text:style-name="T38">#define _GNU_SOURCE</text:span></text:p>
      <text:p text:style-name="P4"><text:span text:style-name="T38">void sub_function(void *arg)</text:span></text:p>
      <text:p text:style-name="P4"><text:span text:style-name="T38">{</text:span></text:p>
      <text:p text:style-name="P4"><text:span text:style-name="T38">printf("tgid(%d),pid(%d):parent\n",getpid(),syscall(__NR_gettid));</text:span></text:p>
      <text:p text:style-name="P4"><text:span text:style-name="T38">sleep(2);</text:span></text:p>
      <text:p text:style-name="P4"><text:span text:style-name="T38">return 0;</text:span></text:p>
      <text:p text:style-name="P4"><text:span text:style-name="T38">}</text:span></text:p>
      <text:p text:style-name="P4"><text:span text:style-name="T39"/></text:p>
      <text:p text:style-name="P4"><text:span text:style-name="T40">int main(void)</text:span></text:p>
      <text:p text:style-name="P4"><text:span text:style-name="T40">{</text:span></text:p>
      <text:p text:style-name="P4"><text:span text:style-name="T40">int pid,status;</text:span></text:p>
      <text:p text:style-name="P4"><text:span text:style-name="T40">int child_a_stack[4096],child_b_stack[4096];</text:span></text:p>
      <text:p text:style-name="P4"><text:span text:style-name="T40">printf("before \n");</text:span></text:p>
      <text:p text:style-name="P4"><text:span text:style-name="T40">printf("tgid(%d),pid(%d):parent\n",getpid(),syscall(__NR_gettid));</text:span></text:p>
      <text:p text:style-name="P4"><text:span text:style-name="T40">clone(sub_function,(void*)(child_a_stack+4095),CLONE_CHILD_CLEARTID|CLONE_CHILD_SETTID,NULL);</text:span></text:p>
      <text:p text:style-name="P4"><text:span text:style-name="T40">clone(sub_function,(void*)(child_b_stack+4095),CLONE_VM|CLNE_THREAD|CLONE_SIGHAND,NULL);</text:span></text:p>
      <text:p text:style-name="P4"><text:span text:style-name="T40">sleep(1);</text:span></text:p>
      <text:p text:style-name="P4"><text:span text:style-name="T40">printf("after \n");</text:span></text:p>
      <text:p text:style-name="P4"><text:span text:style-name="T40">return 0;</text:span></text:p>
      <text:p text:style-name="P4"><text:span text:style-name="T40">}</text:span></text:p>
      <text:p text:style-name="P4"><text:span text:style-name="T41"/></text:p>
      <text:p text:style-name="P4"><text:span text:style-name="T41"/></text:p>
      <text:p text:style-name="P4"><text:span text:style-name="T41"/></text:p>
      <text:p text:style-name="P4"><text:span text:style-name="T41"/></text:p>
      <text:p text:style-name="P4"><text:span text:style-name="T41"/></text:p>
      <text:p text:style-name="P4"><text:span text:style-name="T41"/></text:p>
      <text:p text:style-name="P5"><text:span text:style-name="T42">NPTL(Native POSIX thread library)</text:span></text:p>
      <text:p text:style-name="P5"><text:span text:style-name="T43">NPTL를 말하기전에 LINUX THREAD에 대해서 잠시 말을해 비교를 해보자 linuxthread 프로젝트는 원리 리눅스 에서 멀티스레딩 기능을 제공했지만 PPOSIX 스레딩 표준에는 준수라지 않았다 그래서 이 부분을 조금이나마 보완하기로 NPTL이 나온것이다.이것으 지금 완벽한 것은 아니고 조금씩 간극 메꿔나가고 잇습니다. thread는 원래 커널에서 thread를 지원 하지 안았습니다.하지만 clone을 이용해 스케출 가능한 프로세스를 지원하게 되고 이 기능은 프로세스의 복사본을 생성해 포출자의 주소 영역에서 복사 공유가 가능하다는 의미이다.하지만 이런 접근 방식에도<text:s text:c="2"/>신호 처리 스케중링 프로세스 간 동기화 부분에서 posix의 기준을 만족하지 못했다.그래서 NPTL이 나온것이다.원래 NGPT도 잇엇지만 지금은 NPTL만 살아 남았다.</text:span></text:p>
      <text:p text:style-name="P6"><text:span text:style-name="T43">NPTL은 thread와 같은 1대1 모델을 구현한다. NPTL은 POSIX의 몇가지 기준을 준수한다.</text:span></text:p>
      <text:p text:style-name="P6"><text:span text:style-name="T43">1.thread구현은 대규모 프로세서를 탐재한 시스템에서도<text:s text:c="2"/>잘 동작해야한다.</text:span></text:p>
      <text:p text:style-name="P6"><text:span text:style-name="T43">2.작은 작업을 할때 thread를 생성 할 때 비용이 적어야 한다.</text:span></text:p>
      <text:p text:style-name="P6"><text:span text:style-name="T43">3.새로운 thread 라이브러리는 NUMA지원을 활용 할 수 있어야 한다.</text:span></text:p>
      <text:p text:style-name="P6"><text:span text:style-name="T44"/></text:p>
      <text:p text:style-name="P6"><text:span text:style-name="T45">NPTL의 장점</text:span></text:p>
      <text:p text:style-name="P7"><text:span text:style-name="T45">NPTL은 관리자 스레드를 사용하지 않는다. 프로세스의 일부로 모든 스레드에 치명적인 시그널을 보내는 등 관리자 스레드에서 필요한 몇 가지 요구 사항이 존재하지 않는다. 커널 자체가 이런 작업을 신경쓸 수 있기 때문이다. 커널은 또한 각 스레드 스택이 사용한 메모리를 할당 해제한다. 심지어 어버이 스레드를 정리하기 앞서 기다리고 있는 모든 스레드 종료를 관리하므로 좀비를 막을 수 있다.</text:span></text:p>
      <text:p text:style-name="P7"><text:span text:style-name="T46">관리자 스레드를 사용하지 않기 때문에, NPTL 스레드 모델은 NUMA와 SMP 시스템에서 좀 더 나은 확장성과 동기화 메커니즘을 제공한다.</text:span></text:p>
      <text:p text:style-name="P7"><text:span text:style-name="T46">새로운 커널 구현과 함께 NPTL 스레드 라이브러리는 시그널을 사용한 스레드 동기화 기법을 피한다. 이런 목적으로 NPTL은 퓨텍스(futex)라는 새로운 메커니즘을 도입했다. 퓨텍스는 공유 메모리 영역에서 동작하므로 프로세스 사이에 공유가 가능하므로 프로세스 간 POSIX 동기화를 제공한다. 또한 프로세스 사이에서 퓨텍스를 공유할 수도 있다. 이런 행동 양식은 프로세스 간 동기화를 현실로 만든다. 실제로 NPTL은 PTHREAD_PROCESS_SHARED라는 매크로를 포함해 개발자에게 다른 프로세스의 스레드 사이에 뮤텍스를 사용자 수준 프로세스에서 공유하기 위한 핸들을 제공한다.</text:span></text:p>
      <text:p text:style-name="P7"><text:span text:style-name="T46">NPTL이 POSIX 규약을 따르므로 NPTL은 프로세스 단위로 시그널을 처리한다. getpid()는 모든 스레드에서 똑같은 프로세스 ID를 반환한다. 예를 들어 시그널 SIGSTOP을 보내면 전체 프로세스가 멈춘다. LinuxThreads에서는 이 시그널을 받은 스레드만 멈춘다. 이는 NPTL 기반 응용에서 GDB와 같은 디버그 지원을 강화한다.</text:span></text:p>
      <text:p text:style-name="P7"><text:span text:style-name="T46">NPTL에서 모든 스레드에는 어버이 프로세스 하나만 존재하므로, 어버이에게 보고되는 자원 사용(CPU나 메모리 퍼센트와 같은)은 스레드 하나가 아니라 전체 프로세스에 보고된다.</text:span></text:p>
      <text:p text:style-name="P7"><text:span text:style-name="T46">NPTL 스레드 라이브러리에 도입된 중요한 특징 중 하나는 ABI(Application Binary Interface) 지원이다. 이는 LinuxThreads와 하위 호환이 가능하도록 돕는다. 다음에 다룰 LD_ASSUME_KERNEL의 도움을 받아 ABI 지원을 처리한다. </text:span></text:p>
      <text:p text:style-name="P8"><text:span text:style-name="T47"/></text:p>
      <text:p text:style-name="P8"><text:span text:style-name="T47"/></text:p>
      <text:p text:style-name="P8"><text:span text:style-name="T47"/></text:p>
      <text:p text:style-name="P8"><text:span text:style-name="T47"/></text:p>
      <text:p text:style-name="P8"><draw:frame text:anchor-type="as-char" svg:width="174.89mm" svg:height="121.71mm" style:rel-width="scale" style:rel-height="scale"><draw:object-ole xlink:href="OleObj7"/><draw:image xlink:href="ObjectReplacements/OleObj7"/></draw:frame><text:span text:style-name="T47"/></text:p>
      <text:p text:style-name="P8"><text:span text:style-name="T47"/></text:p>
      <text:p text:style-name="P8"><draw:frame text:anchor-type="as-char" svg:width="182.83mm" svg:height="127.26mm" style:rel-width="scale" style:rel-height="scale"><draw:object-ole xlink:href="OleObj8"/><draw:image xlink:href="ObjectReplacements/OleObj8"/></draw:frame><text:span text:style-name="T47"/></text:p>
      <text:p text:style-name="P8"><draw:frame text:anchor-type="as-char" svg:width="170.13mm" svg:height="149.49mm" style:rel-width="scale" style:rel-height="scale"><draw:object-ole xlink:href="OleObj9"/><draw:image xlink:href="ObjectReplacements/OleObj9"/></draw:frame><text:span text:style-name="T47"/></text:p>
      <text:p text:style-name="P8"><text:span text:style-name="T48">Current 라는 매크로는 커널 내부에 정의도이 있는 매크로로써 현재 태스크의 task_struct 구조체를 가리킬 수 있게 해주며, task_tgid_vnr()은 해당 task_strvct 구조체의 tgid필드를 리턴한다.</text:span></text:p>
      <text:p text:style-name="P8"><text:span text:style-name="T49"/></text:p>
      <text:p text:style-name="P8"><text:span text:style-name="T50"><text:s/>struct thread_info thread_info에<text:s text:c="2"/>contxt swiching이 듣어있다.</text:span></text:p>
      <text:p text:style-name="P8"><text:span text:style-name="T50">System call:interrupt이다.</text:span></text:p>
      <text:p text:style-name="P8"><text:span text:style-name="T50">list_haed=이중 연결 리스트.</text:span></text:p>
      <text:p text:style-name="P8"><text:span text:style-name="T50">Sibling: 형재 노드</text:span></text:p>
      <text:p text:style-name="P8"><text:span text:style-name="T50">prio:우선순위</text:span></text:p>
      <text:p text:style-name="P8"><text:span text:style-name="T50">sched emtity:user</text:span></text:p>
      <text:p text:style-name="P8"><text:span text:style-name="T50">signal_struct:어떤 signal 맞았는지 고유 번호를 관리</text:span></text:p>
      <text:p text:style-name="P8"><text:span text:style-name="T50">sighand_struct : siganl의 동작을 control 구조체이다.</text:span></text:p>
      <text:p text:style-name="P8"><text:span text:style-name="T50">System call :유일한 소프트웨어의 인터럽트.</text:span></text:p>
      <text:p text:style-name="P8"><text:span text:style-name="T50">Arm:8kbyte, intel:16kbyte</text:span></text:p>
      <text:p text:style-name="P8"><text:span text:style-name="T51"/></text:p>
      <text:p text:style-name="P8"><text:span text:style-name="T51"/></text:p>
      <text:p text:style-name="P8"><draw:frame text:anchor-type="as-char" svg:width="170.13mm" svg:height="127.53mm" style:rel-width="scale" style:rel-height="scale"><draw:object-ole xlink:href="OleObj10"/><draw:image xlink:href="ObjectReplacements/OleObj10"/></draw:frame><text:span text:style-name="T51"/></text:p>
      <text:p text:style-name="P9"><text:span text:style-name="T52"><text:s text:c="49"/></text:span><text:span text:style-name="T53">&lt;thread_union 구조&gt;</text:span></text:p>
      <text:p text:style-name="P10"><draw:frame text:anchor-type="as-char" svg:width="170.13mm" svg:height="91.28mm" style:rel-width="scale" style:rel-height="scale"><draw:object-ole xlink:href="OleObj11"/><draw:image xlink:href="ObjectReplacements/OleObj11"/></draw:frame><text:span text:style-name="T54"/></text:p>
      <text:p text:style-name="P11"><text:span text:style-name="T55">thread_union안에는 PD(프로세스디스크립터)가 들어가있으며 flag는 scheduling을 할지 말지 상태를 알려주는 것이며 여기서 scpu_context_save가 중요하다.이전에 배운 context switching을 할 때 cpu의 추상화는 프로세스이다.이 프로세스가 동작 하기 위해서는 메모리에 데이터를 올리는데 수많은 프로세스가 메모리에 값을 넣었다 뺏다 하다보면 값이 뒤죽 박죽이 되고 결국 엉뚱한 값이 나온다 이것을 방지하기 위해서 프로세스의 값들을 cpu_context_save에 저장한다.</text:span></text:p>
      <text:p text:style-name="P11"><text:span text:style-name="T55"/></text:p>
      <text:p text:style-name="P11"><text:span text:style-name="T56">task-identification</text:span></text:p>
      <text:p text:style-name="P11"><text:span text:style-name="T56">uid(사용자 id)</text:span></text:p>
      <text:p text:style-name="P11"><text:span text:style-name="T56">euid( 유효 사용자 id)</text:span></text:p>
      <text:p text:style-name="P11"><text:span text:style-name="T56">ex)sudo apt-get install 에서 sudo</text:span></text:p>
      <text:p text:style-name="P11"><text:span text:style-name="T56">유효 사용자 id란 해당 id를 비려줘도 되는지 안되는지를 확인한다.</text:span></text:p>
      <text:p text:style-name="P11"><text:span text:style-name="T56">state</text:span></text:p>
      <text:p text:style-name="P11"><text:span text:style-name="T56">TASK_INTERRUPTTIBLE:하드웨어가 동작하는 동안에 INTERRUPT가 오면 기존에 작업하던 값을 저장하는 곳이다.</text:span></text:p>
      <text:p text:style-name="P11"><text:span text:style-name="T56">EXIT_DEAD:정상적인 종료 OR 시그널 맞고 종료를 알려준다.</text:span></text:p>
      <text:p text:style-name="P11"><text:span text:style-name="T56">좀비상태를 죽이는 INIT TASK가 1번 프로세스이다.(신같은 존재)</text:span></text:p>
      <text:p text:style-name="P11"><text:span text:style-name="T56">TASK가 디스크가 주변 장치의 요청 보내거나 완료되기를 기다는 방식이 BLOCK방식이며 대표적으로 READ가 있다.</text:span></text:p>
      <text:p text:style-name="P11"><text:span text:style-name="T56"/></text:p>
      <text:p text:style-name="P11"><text:span text:style-name="T56">커널이 시스템 호출의 서비스를 완료하거나<text:s text:c="2"/>인터럽트 처리를 완료하면 커널 수준 실행 상태에서 사용자 수준 싱행 상태로 전이할 때 몇가지 중요일들을 한다.</text:span></text:p>
      <text:p text:style-name="P11"><text:span text:style-name="T56">1.커널은 현재 실행 중인 데스크가 시그널을 받았는지 확인하며 받았다면 필요한 경우에 한 해 시그널 처리 핸들러를 호출</text:span></text:p>
      <text:p text:style-name="P11"><text:span text:style-name="T56">2.다시 스케줄러 필요성이 있다면 스케줄러를 호출</text:span></text:p>
      <text:p text:style-name="P11"><text:span text:style-name="T56">3.커널 내에서 연기된 루틴들이 존재하면 이들을 수행한다.</text:span></text:p>
      <text:p text:style-name="P11"><text:span text:style-name="T56">마지막 3번째 방식이 UNBLIOCK 방식이다=BOTTOM HALF</text:span></text:p>
      <text:p text:style-name="P11"><text:span text:style-name="T56">-&gt;인터럽트 리스트를 만들어 놓고 시간이 시간이 되는데로 이 방식에서도 우선순위가 있기때문에 우선순위가 높은 리스트 부터 처리한다.</text:span></text:p>
      <text:p text:style-name="P11"><text:span text:style-name="T57">SMP(symmetric MULTI processor)=uma(uniform<text:s text:c="2"/>memory Access)</text:span><text:span text:style-name="T58"/></text:p>
      <text:p text:style-name="P11"><text:span text:style-name="T58">모든 cpu는 하나의 메모리를 공유한다.즉, cpu와 메모리들은 한나의 선으로 연결이 되있어서 경로가 한개밖에 없다(직렬 연결)</text:span></text:p>
      <text:p text:style-name="P11"><text:span text:style-name="T58">NUMA(Non-uniform meemory Access)</text:span></text:p>
      <text:p text:style-name="P11"><text:span text:style-name="T58">모든 cpu는 메모리에 접근하는 속도가 다르다.</text:span></text:p>
      <text:p text:style-name="P11"><text:span text:style-name="T58">numa의 경우 uma와 다른 방식은 병렬로 연결이 되있다는 것이다.</text:span></text:p>
      <text:p text:style-name="P11"><text:span text:style-name="T58"/></text:p>
      <text:p text:style-name="P11"><text:span text:style-name="T58"/></text:p>
      <text:p text:style-name="P11"><text:span text:style-name="T58"/></text:p>
      <text:p text:style-name="P11"><text:span text:style-name="T58">런 큐와 스케줄링</text:span></text:p>
      <text:p text:style-name="P11"><text:span text:style-name="T58">리눅스 TASK는<text:s text:c="2"/>총 140TASK가 있는데 이중에 실시간 TASK와 일반 TASK가 있다. </text:span></text:p>
      <text:p text:style-name="P11"><text:span text:style-name="T58">READL-TIME:0~99단계(100)</text:span></text:p>
      <text:p text:style-name="P11"><text:span text:style-name="T58">일반(동적) TASK:100~139단계</text:span><text:span text:style-name="T59"/></text:p>
      <text:p text:style-name="P11"><text:span text:style-name="T6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